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rbel Light" svg:font-family="Corbel Light" style:font-family-generic="swiss" style:font-pitch="variable" svg:panose-1="2 11 3 3 2 2 4 2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Helvetica" svg:font-family="Helvetica" style:font-family-generic="system" style:font-pitch="variable" svg:panose-1="2 11 6 4 2 2 2 2 2 4"/>
    <style:font-face style:name="Helvetica Neue" svg:font-family="Helvetica Neue" style:font-family-generic="system" style:font-pitch="variable" svg:panose-1="2 0 4 3 0 0 0 2 0 4"/>
  </office:font-face-decls>
  <office:automatic-styles>
    <style:style style:name="P1" style:parent-style-name="Normal" style:master-page-name="MPF0" style:family="paragraph">
      <style:paragraph-properties fo:break-before="page" style:page-number="1"/>
    </style:style>
    <style:style style:name="T21" style:parent-style-name="DefaultParagraphFont" style:family="text">
      <style:text-properties style:font-name="Helvetica Neue" fo:text-transform="uppercase" fo:font-size="28pt" style:font-size-asian="28pt" style:font-size-complex="28pt"/>
    </style:style>
    <style:style style:name="T22" style:parent-style-name="DefaultParagraphFont" style:family="text">
      <style:text-properties style:font-name="Helvetica Neue" fo:text-transform="uppercase" fo:font-size="28pt" style:font-size-asian="28pt" style:font-size-complex="28pt"/>
    </style:style>
    <style:style style:name="T23" style:parent-style-name="DefaultParagraphFont" style:family="text">
      <style:text-properties style:font-name="Helvetica Neue" fo:text-transform="uppercase" fo:font-size="28pt" style:font-size-asian="28pt" style:font-size-complex="28pt"/>
    </style:style>
    <style:style style:name="T24" style:parent-style-name="DefaultParagraphFont" style:family="text">
      <style:text-properties style:font-name="Helvetica Neue" fo:text-transform="uppercase" fo:font-size="28pt" style:font-size-asian="28pt" style:font-size-complex="28pt"/>
    </style:style>
    <style:style style:name="T25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T26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T27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T28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P29" style:parent-style-name="Normal" style:family="paragraph">
      <style:text-properties fo:hyphenate="true"/>
    </style:style>
    <style:style style:name="T30" style:parent-style-name="DefaultParagraphFont" style:family="text">
      <style:text-properties style:font-name="Helvetica" fo:text-transform="uppercase" fo:font-size="28pt" style:font-size-asian="28pt" style:font-size-complex="28pt"/>
    </style:style>
    <style:style style:name="P31" style:parent-style-name="Normal" style:family="paragraph">
      <style:paragraph-properties fo:break-before="page"/>
      <style:text-properties style:font-name="Helvetica"/>
    </style:style>
    <style:style style:name="P32" style:parent-style-name="Normal" style:family="paragraph">
      <style:paragraph-properties fo:break-before="page"/>
      <style:text-properties style:font-name="Helvetica" fo:hyphenate="true"/>
    </style:style>
    <style:style style:name="P33" style:parent-style-name="Normal" style:family="paragraph">
      <style:text-properties style:font-name="Helvetica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ge" style:horizontal-pos="center" style:vertical-pos="from-top"/>
    </style:style>
  </office:automatic-styles>
  <office:body>
    <office:text text:use-soft-page-breaks="true">
      <text:p text:style-name="P1"><text:span text:style-name="T21"><text:line-break/></text:span><text:span text:style-name="T22">Project Carbon</text:span><text:span text:style-name="T23"><text:line-break/>Technical Reference</text:span><text:span text:style-name="T24"><text:line-break/></text:span><text:span text:style-name="T25"><text:line-break/></text:span><text:span text:style-name="T26">First<text:s/></text:span><text:span text:style-name="T27">Draft</text:span><text:span text:style-name="T28"><text:line-break/>August 2025</text:span></text:p>
      <text:p text:style-name="P29"><text:span text:style-name="T30"><draw:frame draw:z-index="251658240" draw:style-name="a0" draw:transform="translate(-6.12187in -1.34631in) rotate(-5.75959) translate(6.12187in 7.25187in)" draw:name="Picture 2" text:anchor-type="paragraph" svg:width="12.24375in" svg:height="2.69263in" style:rel-width="scale" style:rel-height="scale"><draw:image xlink:href="media/image1.png" xlink:type="simple" xlink:show="embed" xlink:actuate="onLoad"/><svg:title/><svg:desc/></draw:frame></text:span></text:p>
      <text:p text:style-name="P31"/>
      <text:p text:style-name="P32"/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orbel Light" svg:font-family="Corbel Light" style:font-family-generic="swiss" style:font-pitch="variable" svg:panose-1="2 11 3 3 2 2 4 2 2 4"/>
    <style:font-face style:name="Times New Roman" svg:font-family="Times New Roman" style:font-family-generic="roman" style:font-pitch="variable" svg:panose-1="2 2 6 3 5 4 5 2 3 4"/>
    <style:font-face style:name="Bahnschrift" svg:font-family="Bahnschrift" style:font-family-generic="swiss" style:font-pitch="variable" svg:panose-1="2 11 5 2 4 2 4 2 2 3"/>
    <style:font-face style:name="Helvetica" svg:font-family="Helvetica" style:font-family-generic="system" style:font-pitch="variable" svg:panose-1="2 11 6 4 2 2 2 2 2 4"/>
    <style:font-face style:name="Helvetica Neue" svg:font-family="Helvetica Neue" style:font-family-generic="system" style:font-pitch="variable" svg:panose-1="2 0 4 3 0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Corbel Light" style:font-name-asian="Corbel Light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Bahnschrift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Bahnschrift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Bahnschrift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Bahnschrift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Bahnschrif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Bahnschrif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font-size="11pt" style:font-size-asian="11pt" style:font-size-complex="11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005968" draw:opacity="100%" draw:stroke="solid" svg:stroke-width="0.02083in" svg:stroke-color="#002128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>
        <style:tab-stops>
          <style:tab-stop style:type="right" style:position="6.693in"/>
        </style:tab-stops>
      </style:paragraph-properties>
    </style:style>
    <style:style style:name="T3" style:parent-style-name="DefaultParagraphFont" style:family="text">
      <style:text-properties style:font-name="Helvetica" fo:text-transform="uppercase" fo:language="en" fo:country="US"/>
    </style:style>
    <style:style style:name="T4" style:parent-style-name="DefaultParagraphFont" style:family="text">
      <style:text-properties style:font-name="Helvetica Neue" fo:text-transform="uppercase" fo:language="en" fo:country="US"/>
    </style:style>
    <style:style style:name="T5" style:parent-style-name="DefaultParagraphFont" style:family="text">
      <style:text-properties style:font-name="Helvetica Neue" fo:text-transform="uppercase" fo:language="en" fo:country="US"/>
    </style:style>
    <style:style style:name="P6" style:parent-style-name="Header" style:family="paragraph">
      <style:paragraph-properties>
        <style:tab-stops>
          <style:tab-stop style:type="right" style:position="6.693in"/>
        </style:tab-stops>
      </style:paragraph-properties>
    </style:style>
    <style:style style:name="T7" style:parent-style-name="DefaultParagraphFont" style:family="text">
      <style:text-properties style:font-name="Helvetica Neue" fo:text-transform="uppercase" fo:language="en" fo:country="US"/>
    </style:style>
    <style:style style:name="T8" style:parent-style-name="DefaultParagraphFont" style:family="text">
      <style:text-properties style:font-name="Helvetica Neue" fo:text-transform="uppercase" fo:language="en" fo:country="US"/>
    </style:style>
    <style:style style:name="T9" style:parent-style-name="DefaultParagraphFont" style:family="text">
      <style:text-properties style:font-name="Helvetica" fo:text-transform="uppercase" fo:language="en" fo:country="US"/>
    </style:style>
    <style:style style:name="P10" style:parent-style-name="Footer" style:family="paragraph">
      <style:paragraph-properties>
        <style:tab-stops>
          <style:tab-stop style:type="right" style:position="6.693in"/>
        </style:tab-stops>
      </style:paragraph-properties>
    </style:style>
    <style:style style:name="T11" style:parent-style-name="DefaultParagraphFont" style:family="text">
      <style:text-properties style:font-name="Helvetica" fo:text-transform="uppercase" fo:language="en" fo:country="US"/>
    </style:style>
    <style:style style:name="T12" style:parent-style-name="DefaultParagraphFont" style:family="text">
      <style:text-properties style:font-name="Helvetica" fo:text-transform="uppercase" fo:language="en" fo:country="US"/>
    </style:style>
    <style:style style:name="T13" style:parent-style-name="DefaultParagraphFont" style:family="text">
      <style:text-properties style:font-name="Helvetica Neue" fo:text-transform="uppercase" fo:language="en" fo:country="US"/>
    </style:style>
    <style:style style:name="T14" style:parent-style-name="DefaultParagraphFont" style:family="text">
      <style:text-properties style:font-name="Helvetica Neue" fo:text-transform="uppercase" fo:language="en" fo:country="US"/>
    </style:style>
    <style:style style:name="P15" style:parent-style-name="Footer" style:family="paragraph">
      <style:paragraph-properties>
        <style:tab-stops>
          <style:tab-stop style:type="right" style:position="6.693in"/>
        </style:tab-stops>
      </style:paragraph-properties>
    </style:style>
    <style:style style:name="T16" style:parent-style-name="DefaultParagraphFont" style:family="text">
      <style:text-properties style:font-name="Helvetica Neue" fo:text-transform="uppercase"/>
    </style:style>
    <style:style style:name="T17" style:parent-style-name="DefaultParagraphFont" style:family="text">
      <style:text-properties style:font-name="Helvetica Neue" fo:text-transform="uppercase"/>
    </style:style>
    <style:style style:name="T18" style:parent-style-name="DefaultParagraphFont" style:family="text">
      <style:text-properties style:font-name="Helvetica" fo:text-transform="uppercase"/>
    </style:style>
    <style:style style:name="T19" style:parent-style-name="DefaultParagraphFont" style:family="text">
      <style:text-properties style:font-name="Helvetica" fo:text-transform="uppercase"/>
    </style:style>
    <style:style style:name="T20" style:parent-style-name="DefaultParagraphFont" style:family="text">
      <style:text-properties style:font-name="Helvetica" fo:text-transform="uppercase"/>
    </style:style>
  </office:automatic-styles>
  <office:master-styles>
    <style:master-page style:name="MPF0" style:page-layout-name="PL0">
      <style:header>
        <text:p text:style-name="P2"><text:span text:style-name="T3">Jules Carboni</text:span><text:span text:style-name="T4"><text:tab/></text:span><text:span text:style-name="T5">Technical Reference</text:span></text:p>
      </style:header>
      <style:header-left>
        <text:p text:style-name="P6"><text:span text:style-name="T7">Technical Reference</text:span><text:span text:style-name="T8"><text:tab/></text:span><text:span text:style-name="T9">Project Carbon</text:span></text:p>
      </style:header-left>
      <style:footer>
        <text:p text:style-name="P10"><text:span text:style-name="T11">August 2025</text:span><text:span text:style-name="T12"><text:tab/></text:span><text:span text:style-name="T13">Page<text:s/></text:span><text:span text:style-name="T14"><text:page-number text:fixed="false">1</text:page-number></text:span></text:p>
      </style:footer>
      <style:footer-left>
        <text:p text:style-name="P15"><text:span text:style-name="T16">Page<text:s/></text:span><text:span text:style-name="T17"><text:page-number text:fixed="false">2</text:page-number></text:span><text:span text:style-name="T18"><text:tab/></text:span><text:span text:style-name="T19">First<text:s/></text:span><text:span text:style-name="T20">Draft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es Carboni</meta:initial-creator>
    <dc:creator>Jules Carboni</dc:creator>
    <meta:creation-date>2025-08-11T06:15:00Z</meta:creation-date>
    <dc:date>2025-08-11T07:35:00Z</dc:date>
    <meta:template xlink:href="Normal.dotm" xlink:type="simple"/>
    <meta:editing-cycles>20</meta:editing-cycles>
    <meta:editing-duration>PT4440S</meta:editing-duration>
    <meta:document-statistic meta:page-count="3" meta:paragraph-count="1" meta:word-count="10" meta:character-count="67" meta:row-count="1" meta:non-whitespace-character-count="58"/>
  </office:meta>
</office:document-meta>
</file>